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_20_short" draw:marker-end-width="0.229cm" draw:fill="solid" draw:textarea-vertical-align="middle" fo:padding-top="0.112cm" fo:padding-bottom="0.112cm" fo:padding-left="0.237cm" fo:padding-right="0.237cm"/>
    </style:style>
    <style:style style:name="gr2" style:family="graphic" style:parent-style-name="objectwithoutfill">
      <style:graphic-properties svg:stroke-width="0.025cm" draw:marker-start-width="0.229cm" draw:marker-end="Arrow_20_short" draw:marker-end-width="0.229cm" draw:fill="none" draw:textarea-vertical-align="middle" fo:padding-top="0.112cm" fo:padding-bottom="0.112cm" fo:padding-left="0.237cm" fo:padding-right="0.23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298cm" fo:min-width="5.78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298cm" fo:min-width="9.277cm"/>
    </style:style>
    <style:style style:name="gr5" style:family="graphic" style:parent-style-name="standard">
      <style:graphic-properties draw:stroke="none" draw:fill="none" fo:min-height="0.353cm"/>
      <style:paragraph-properties style:writing-mode="lr-tb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1.22cm" fo:min-width="8.708cm"/>
    </style:style>
    <style:style style:name="gr7" style:family="graphic" style:parent-style-name="standard">
      <style:graphic-properties draw:stroke="none" draw:fill="none" fo:min-height="1.05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0.703cm"/>
      <style:paragraph-properties style:writing-mode="lr-tb"/>
    </style:style>
    <style:style style:name="gr10" style:family="graphic" style:parent-style-name="objectwithoutfill">
      <style:graphic-properties draw:marker-end="Arrow_20_short" draw:marker-end-width="0.508cm" draw:fill="none" draw:textarea-vertical-align="middle"/>
    </style:style>
    <style:style style:name="gr11" style:family="graphic" style:parent-style-name="objectwithoutfill">
      <style:graphic-properties draw:marker-end="" draw:marker-end-width="0.508cm" draw:fill="none" draw:textarea-vertical-align="middle"/>
    </style:style>
    <style:style style:name="gr12" style:family="graphic" style:parent-style-name="standard">
      <style:graphic-properties draw:stroke="none" draw:fill="none" fo:min-height="0.285cm"/>
      <style:paragraph-properties style:writing-mode="lr-tb"/>
    </style:style>
    <style:style style:name="gr13" style:family="graphic" style:parent-style-name="standard">
      <style:graphic-properties draw:stroke="none" draw:fill="none" fo:min-height="0.569cm"/>
      <style:paragraph-properties style:writing-mode="lr-tb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1.22cm" fo:min-width="5.849cm"/>
    </style:style>
    <style:style style:name="gr15" style:family="graphic" style:parent-style-name="standard">
      <style:graphic-properties draw:stroke="none" draw:fill="none" fo:min-height="0.726cm"/>
      <style:paragraph-properties style:writing-mode="lr-tb"/>
    </style:style>
    <style:style style:name="gr16" style:family="graphic" style:parent-style-name="standard">
      <style:graphic-properties draw:stroke="none" draw:fill="none" fo:min-height="0.385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objectwithoutfill">
      <style:graphic-properties draw:stroke="dash" draw:stroke-dash="Long_20_Dot"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21" style:family="graphic" style:parent-style-name="standard">
      <style:graphic-properties draw:stroke="solid" svg:stroke-width="0.025cm" draw:marker-start-width="0.229cm" draw:marker-end-width="0.229cm" draw:fill="none" draw:textarea-vertical-align="middle" draw:auto-grow-height="false" fo:min-height="2.158cm" fo:min-width="0cm" fo:padding-top="0.112cm" fo:padding-bottom="0.112cm" fo:padding-left="0.237cm" fo:padding-right="0.237cm"/>
    </style:style>
    <style:style style:name="gr22" style:family="graphic" style:parent-style-name="standard" style:list-style-name="L1">
      <style:graphic-properties draw:stroke="none" draw:fill="none" fo:min-height="1.705cm"/>
      <style:paragraph-properties style:writing-mode="lr-tb"/>
    </style:style>
    <style:style style:name="gr23" style:family="graphic" style:parent-style-name="standard">
      <style:graphic-properties draw:stroke="none" draw:fill="none" fo:min-height="1.405cm"/>
      <style:paragraph-properties style:writing-mode="lr-tb"/>
    </style:style>
    <style:style style:name="gr24" style:family="graphic" style:parent-style-name="standard">
      <style:graphic-properties draw:stroke="none" draw:fill="none" fo:min-height="0.716cm"/>
      <style:paragraph-properties style:writing-mode="lr-tb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13.915cm" fo:min-width="2.04cm"/>
    </style:style>
    <style:style style:name="gr26" style:family="graphic" style:parent-style-name="standard">
      <style:graphic-properties draw:stroke="none" draw:fill="none" fo:min-height="0.72cm"/>
      <style:paragraph-properties style:writing-mode="lr-tb"/>
    </style:style>
    <style:style style:name="gr27" style:family="graphic" style:parent-style-name="objectwithoutfill">
      <style:graphic-properties svg:stroke-width="0.025cm" draw:marker-start-width="0.229cm" draw:marker-end-width="0.229cm" draw:fill="solid" draw:textarea-vertical-align="middle" fo:padding-top="0.112cm" fo:padding-bottom="0.112cm" fo:padding-left="0.237cm" fo:padding-right="0.23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style:font-name="Consolas"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style:font-name="Consolas" fo:font-size="10pt" style:font-size-asian="10pt" style:font-size-complex="10pt"/>
    </style:style>
    <style:style style:name="T2" style:family="text">
      <style:text-properties style:font-name="Consola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34cm" svg:y1="8.95cm" svg:x2="14.828cm" svg:y2="13.443cm">
          <text:p/>
        </draw:line>
        <draw:polyline draw:style-name="gr2" draw:text-style-name="P2" draw:layer="layout" svg:width="3.539cm" svg:height="2.857cm" draw:transform="rotate (-1.5707963267949) translate (12.43cm 9.89cm)" svg:viewBox="0 0 3540 2858" draw:points="3540,2858 2995,2857 3012,0 0,0">
          <text:p/>
        </draw:polyline>
        <draw:custom-shape draw:style-name="gr3" draw:text-style-name="P3" draw:layer="layout" svg:width="6.283cm" svg:height="0.548cm" svg:x="10.274cm" svg:y="9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777cm" svg:height="0.548cm" svg:x="10.274cm" svg:y="10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777cm" svg:height="0.548cm" svg:x="10.274cm" svg:y="11.24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397cm" svg:height="0.603cm" svg:x="4.827cm" svg:y="3.137cm">
          <draw:text-box>
            <text:p><text:span text:style-name="T1">struct EntityBatch_t</text:span></text:p>
          </draw:text-box>
        </draw:frame>
        <draw:g>
          <draw:custom-shape draw:style-name="gr6" draw:text-style-name="P5" draw:layer="layout" svg:width="9.208cm" svg:height="1.47cm" svg:x="5.127cm" svg:y="3.65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167cm" svg:height="1.304cm" svg:x="5.027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0</text:span></text:p>
            </draw:text-box>
          </draw:frame>
          <draw:line draw:style-name="gr8" draw:text-style-name="P2" draw:layer="layout" svg:x1="7.132cm" svg:y1="3.657cm" svg:x2="7.132cm" svg:y2="5.127cm">
            <text:p/>
          </draw:line>
          <draw:frame draw:style-name="gr7" draw:text-style-name="P6" draw:layer="layout" svg:width="2.167cm" svg:height="1.304cm" svg:x="7.028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1</text:span></text:p>
            </draw:text-box>
          </draw:frame>
          <draw:line draw:style-name="gr8" draw:text-style-name="P2" draw:layer="layout" svg:x1="9.132cm" svg:y1="3.657cm" svg:x2="9.132cm" svg:y2="5.127cm">
            <text:p/>
          </draw:line>
          <draw:frame draw:style-name="gr7" draw:text-style-name="P6" draw:layer="layout" svg:width="2.167cm" svg:height="1.304cm" svg:x="12.329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127</text:span></text:p>
            </draw:text-box>
          </draw:frame>
          <draw:line draw:style-name="gr8" draw:text-style-name="P2" draw:layer="layout" svg:x1="12.432cm" svg:y1="3.657cm" svg:x2="12.432cm" svg:y2="5.127cm">
            <text:p/>
          </draw:line>
          <draw:frame draw:style-name="gr9" draw:text-style-name="P6" draw:layer="layout" svg:width="3.3cm" svg:height="0.953cm" svg:x="9.132cm" svg:y="3.857cm">
            <draw:text-box>
              <text:p text:style-name="P5"><text:span text:style-name="T1"/></text:p>
              <text:p text:style-name="P5"><text:span text:style-name="T1">...</text:span></text:p>
            </draw:text-box>
          </draw:frame>
        </draw:g>
        <draw:g>
          <draw:custom-shape draw:style-name="gr6" draw:text-style-name="P5" draw:layer="layout" svg:width="9.208cm" svg:height="1.47cm" svg:x="16.463cm" svg:y="3.65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167cm" svg:height="1.304cm" svg:x="16.363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0</text:span></text:p>
            </draw:text-box>
          </draw:frame>
          <draw:line draw:style-name="gr8" draw:text-style-name="P2" draw:layer="layout" svg:x1="18.468cm" svg:y1="3.657cm" svg:x2="18.468cm" svg:y2="5.127cm">
            <text:p/>
          </draw:line>
          <draw:frame draw:style-name="gr7" draw:text-style-name="P6" draw:layer="layout" svg:width="2.167cm" svg:height="1.304cm" svg:x="18.364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1</text:span></text:p>
            </draw:text-box>
          </draw:frame>
          <draw:line draw:style-name="gr8" draw:text-style-name="P2" draw:layer="layout" svg:x1="20.468cm" svg:y1="3.657cm" svg:x2="20.468cm" svg:y2="5.127cm">
            <text:p/>
          </draw:line>
          <draw:frame draw:style-name="gr7" draw:text-style-name="P6" draw:layer="layout" svg:width="2.167cm" svg:height="1.304cm" svg:x="23.665cm" svg:y="3.8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127</text:span></text:p>
            </draw:text-box>
          </draw:frame>
          <draw:line draw:style-name="gr8" draw:text-style-name="P2" draw:layer="layout" svg:x1="23.768cm" svg:y1="3.657cm" svg:x2="23.768cm" svg:y2="5.127cm">
            <text:p/>
          </draw:line>
          <draw:frame draw:style-name="gr9" draw:text-style-name="P6" draw:layer="layout" svg:width="3.3cm" svg:height="0.953cm" svg:x="20.468cm" svg:y="3.857cm">
            <draw:text-box>
              <text:p text:style-name="P5"><text:span text:style-name="T1"/></text:p>
              <text:p text:style-name="P5"><text:span text:style-name="T1">...</text:span></text:p>
            </draw:text-box>
          </draw:frame>
        </draw:g>
        <draw:line draw:style-name="gr10" draw:text-style-name="P2" draw:layer="layout" svg:x1="14.335cm" svg:y1="4.392cm" svg:x2="16.463cm" svg:y2="4.392cm">
          <text:p/>
        </draw:line>
        <draw:g>
          <draw:line draw:style-name="gr11" draw:text-style-name="P2" draw:layer="layout" svg:x1="25.671cm" svg:y1="4.392cm" svg:x2="26.4cm" svg:y2="4.392cm">
            <text:p/>
          </draw:line>
          <draw:line draw:style-name="gr8" draw:text-style-name="P2" draw:layer="layout" svg:x1="26.386cm" svg:y1="4.074cm" svg:x2="26.386cm" svg:y2="4.709cm">
            <text:p/>
          </draw:line>
          <draw:line draw:style-name="gr8" draw:text-style-name="P2" draw:layer="layout" svg:x1="26.395cm" svg:y1="4.224cm" svg:x2="26.535cm" svg:y2="4.084cm">
            <text:p/>
          </draw:line>
          <draw:line draw:style-name="gr8" draw:text-style-name="P2" draw:layer="layout" svg:x1="26.386cm" svg:y1="4.439cm" svg:x2="26.543cm" svg:y2="4.283cm">
            <text:p/>
          </draw:line>
          <draw:line draw:style-name="gr8" draw:text-style-name="P2" draw:layer="layout" svg:x1="26.387cm" svg:y1="4.639cm" svg:x2="26.549cm" svg:y2="4.477cm">
            <text:p/>
          </draw:line>
        </draw:g>
        <draw:polyline draw:style-name="gr2" draw:text-style-name="P2" draw:layer="layout" svg:width="0.316cm" svg:height="2.222cm" draw:transform="rotate (-1.5707963267949) translate (10.525cm 5.128cm)" svg:viewBox="0 0 317 2223" draw:points="0,2223 317,2223 317,0 0,0">
          <text:p/>
        </draw:polyline>
        <draw:frame draw:style-name="gr12" draw:text-style-name="P7" draw:layer="layout" svg:width="1.27cm" svg:height="0.535cm" svg:x="8.937cm" svg:y="5.345cm">
          <draw:text-box>
            <text:p><text:span text:style-name="T2">next</text:span></text:p>
          </draw:text-box>
        </draw:frame>
        <draw:polyline draw:style-name="gr2" draw:text-style-name="P2" draw:layer="layout" svg:width="0.316cm" svg:height="8.572cm" draw:transform="rotate (-1.5707963267949) translate (19.415cm 5.128cm)" svg:viewBox="0 0 317 8573" draw:points="0,8573 317,8573 317,0 0,0">
          <text:p/>
        </draw:polyline>
        <draw:frame draw:style-name="gr13" draw:text-style-name="P8" draw:layer="layout" svg:width="8.478cm" svg:height="0.819cm" svg:x="10.937cm" svg:y="5.346cm">
          <draw:text-box>
            <text:p text:style-name="P5"><text:span text:style-name="T2">(linked list of entities within a chunk)</text:span></text:p>
          </draw:text-box>
        </draw:frame>
        <draw:frame draw:style-name="gr5" draw:text-style-name="P4" draw:layer="layout" svg:width="4.397cm" svg:height="0.603cm" svg:x="4.828cm" svg:y="6.938cm">
          <draw:text-box>
            <text:p><text:span text:style-name="T1">struct EntityBank_t</text:span></text:p>
          </draw:text-box>
        </draw:frame>
        <draw:custom-shape draw:style-name="gr14" draw:text-style-name="P5" draw:layer="layout" svg:width="6.349cm" svg:height="1.47cm" svg:x="5.128cm" svg:y="7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9.133cm" svg:y1="7.444cm" svg:x2="9.133cm" svg:y2="8.914cm">
          <text:p/>
        </draw:line>
        <draw:frame draw:style-name="gr9" draw:text-style-name="P10" draw:layer="layout" svg:width="2.167cm" svg:height="0.953cm" svg:x="9.33cm" svg:y="7.744cm">
          <draw:text-box>
            <text:p text:style-name="P9"><text:span text:style-name="T1">OpenGL</text:span></text:p>
            <text:p text:style-name="P9"><text:span text:style-name="T1">data</text:span></text:p>
          </draw:text-box>
        </draw:frame>
        <draw:frame draw:style-name="gr15" draw:text-style-name="P10" draw:layer="layout" svg:width="4.124cm" svg:height="0.976cm" svg:x="5.131cm" svg:y="7.744cm">
          <draw:text-box>
            <text:p text:style-name="P9"><text:span text:style-name="T1">Model</text:span></text:p>
            <text:p text:style-name="P9"><text:span text:style-name="T1">data</text:span></text:p>
          </draw:text-box>
        </draw:frame>
        <draw:line draw:style-name="gr10" draw:text-style-name="P2" draw:layer="layout" svg:x1="11.477cm" svg:y1="8.207cm" svg:x2="13.605cm" svg:y2="8.207cm">
          <text:p/>
        </draw:line>
        <draw:custom-shape draw:style-name="gr14" draw:text-style-name="P5" draw:layer="layout" svg:width="6.349cm" svg:height="1.47cm" svg:x="13.625cm" svg:y="7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7.63cm" svg:y1="7.433cm" svg:x2="17.63cm" svg:y2="8.903cm">
          <text:p/>
        </draw:line>
        <draw:frame draw:style-name="gr9" draw:text-style-name="P6" draw:layer="layout" svg:width="2.167cm" svg:height="0.953cm" svg:x="17.827cm" svg:y="7.733cm">
          <draw:text-box>
            <text:p text:style-name="P5"><text:span text:style-name="T1">OpenGL</text:span></text:p>
            <text:p text:style-name="P5"><text:span text:style-name="T1">data</text:span></text:p>
          </draw:text-box>
        </draw:frame>
        <draw:frame draw:style-name="gr9" draw:text-style-name="P6" draw:layer="layout" svg:width="4.124cm" svg:height="0.953cm" svg:x="13.628cm" svg:y="7.733cm">
          <draw:text-box>
            <text:p text:style-name="P5"><text:span text:style-name="T1">Model</text:span></text:p>
            <text:p text:style-name="P5"><text:span text:style-name="T1">data</text:span></text:p>
          </draw:text-box>
        </draw:frame>
        <draw:g>
          <draw:line draw:style-name="gr11" draw:text-style-name="P2" draw:layer="layout" svg:x1="19.974cm" svg:y1="8.197cm" svg:x2="20.703cm" svg:y2="8.197cm">
            <text:p/>
          </draw:line>
          <draw:line draw:style-name="gr8" draw:text-style-name="P2" draw:layer="layout" svg:x1="20.689cm" svg:y1="7.879cm" svg:x2="20.689cm" svg:y2="8.514cm">
            <text:p/>
          </draw:line>
          <draw:line draw:style-name="gr8" draw:text-style-name="P2" draw:layer="layout" svg:x1="20.698cm" svg:y1="8.029cm" svg:x2="20.838cm" svg:y2="7.889cm">
            <text:p/>
          </draw:line>
          <draw:line draw:style-name="gr8" draw:text-style-name="P2" draw:layer="layout" svg:x1="20.689cm" svg:y1="8.244cm" svg:x2="20.846cm" svg:y2="8.088cm">
            <text:p/>
          </draw:line>
          <draw:line draw:style-name="gr8" draw:text-style-name="P2" draw:layer="layout" svg:x1="20.69cm" svg:y1="8.444cm" svg:x2="20.852cm" svg:y2="8.282cm">
            <text:p/>
          </draw:line>
        </draw:g>
        <draw:polyline draw:style-name="gr2" draw:text-style-name="P2" draw:layer="layout" svg:width="2.295cm" svg:height="2.856cm" draw:transform="rotate (-1.5707963267949) translate (8.937cm 5.127cm)" svg:viewBox="0 0 2296 2857" draw:points="0,2857 953,2857 953,0 2296,0">
          <text:p/>
        </draw:polyline>
        <draw:frame draw:style-name="gr12" draw:text-style-name="P7" draw:layer="layout" svg:width="1.905cm" svg:height="0.535cm" svg:x="6.715cm" svg:y="6.08cm">
          <draw:text-box>
            <text:p><text:span text:style-name="T2">VBObank</text:span></text:p>
          </draw:text-box>
        </draw:frame>
        <draw:frame draw:style-name="gr12" draw:text-style-name="P12" draw:layer="layout" svg:width="6.283cm" svg:height="0.535cm" svg:x="10.274cm" svg:y="9.255cm">
          <draw:text-box>
            <text:p text:style-name="P11"><text:span text:style-name="T2">vboModel: Vertex data per model</text:span></text:p>
          </draw:text-box>
        </draw:frame>
        <draw:polyline draw:style-name="gr8" draw:text-style-name="P2" draw:layer="layout" svg:width="6.284cm" svg:height="0.547cm" draw:transform="rotate (-3.14159265358979) translate (16.557cm 9.79cm)" svg:viewBox="0 0 6285 548" draw:points="0,548 6285,548 6285,0 0,11">
          <text:p/>
        </draw:polyline>
        <draw:frame draw:style-name="gr12" draw:text-style-name="P12" draw:layer="layout" svg:width="5.965cm" svg:height="0.535cm" svg:x="10.275cm" svg:y="10.255cm">
          <draw:text-box>
            <text:p text:style-name="P11"><text:span text:style-name="T2">vboLoc: Vertex data per instance</text:span></text:p>
          </draw:text-box>
        </draw:frame>
        <draw:polyline draw:style-name="gr8" draw:text-style-name="P2" draw:layer="layout" svg:width="9.776cm" svg:height="0.547cm" draw:transform="rotate (-3.14159265358979) translate (20.05cm 10.79cm)" svg:viewBox="0 0 9777 548" draw:points="0,548 9777,548 9777,0 0,11">
          <text:p/>
        </draw:polyline>
        <draw:frame draw:style-name="gr16" draw:text-style-name="P12" draw:layer="layout" svg:width="9.139cm" svg:height="0.635cm" svg:x="10.276cm" svg:y="11.242cm">
          <draw:text-box>
            <text:p text:style-name="P11"><text:span text:style-name="T2">vboMDAI: command buffer for glMultiDrawArraysIndirect()</text:span></text:p>
          </draw:text-box>
        </draw:frame>
        <draw:polyline draw:style-name="gr17" draw:text-style-name="P2" draw:layer="layout" svg:width="9.776cm" svg:height="0.547cm" draw:transform="rotate (-3.14159265358979) translate (20.051cm 11.79cm)" svg:viewBox="0 0 9777 548" draw:points="0,548 9777,548 9777,0 0,11">
          <text:p/>
        </draw:polyline>
        <draw:line draw:style-name="gr2" draw:text-style-name="P2" draw:layer="layout" svg:x1="9.574cm" svg:y1="9.523cm" svg:x2="10.274cm" svg:y2="9.523cm">
          <text:p/>
        </draw:line>
        <draw:line draw:style-name="gr2" draw:text-style-name="P2" draw:layer="layout" svg:x1="9.575cm" svg:y1="10.515cm" svg:x2="10.275cm" svg:y2="10.515cm">
          <text:p/>
        </draw:line>
        <draw:line draw:style-name="gr2" draw:text-style-name="P2" draw:layer="layout" svg:x1="9.574cm" svg:y1="11.533cm" svg:x2="10.274cm" svg:y2="11.533cm">
          <text:p/>
        </draw:line>
        <draw:line draw:style-name="gr18" draw:text-style-name="P2" draw:layer="layout" svg:x1="9.572cm" svg:y1="11.548cm" svg:x2="9.572cm" svg:y2="8.937cm">
          <text:p/>
        </draw:line>
        <draw:polyline draw:style-name="gr2" draw:text-style-name="P2" draw:layer="layout" svg:width="0.634cm" svg:height="1.904cm" draw:transform="rotate (-1.5707963267949) translate (21.002cm 8.937cm)" svg:viewBox="0 0 635 1905" draw:points="0,1905 635,1905 635,0">
          <text:p/>
        </draw:polyline>
        <draw:frame draw:style-name="gr5" draw:text-style-name="P4" draw:layer="layout" svg:width="1.086cm" svg:height="0.603cm" svg:x="21.002cm" svg:y="9.255cm">
          <draw:text-box>
            <text:p><text:span text:style-name="T1">...</text:span></text:p>
          </draw:text-box>
        </draw:frame>
        <draw:polyline draw:style-name="gr2" draw:text-style-name="P2" draw:layer="layout" svg:width="2.295cm" svg:height="2.856cm" draw:transform="rotate (-1.5707963267949) translate (10.789cm 5.121cm)" svg:viewBox="0 0 2296 2857" draw:points="0,2857 725,2857 742,0 2296,0">
          <text:p/>
        </draw:polyline>
        <draw:frame draw:style-name="gr12" draw:text-style-name="P7" draw:layer="layout" svg:width="1.905cm" svg:height="0.535cm" svg:x="10.642cm" svg:y="6.08cm">
          <draw:text-box>
            <text:p><text:span text:style-name="T2">VBObank</text:span></text:p>
          </draw:text-box>
        </draw:frame>
        <draw:frame draw:style-name="gr9" draw:text-style-name="P10" draw:layer="layout" svg:width="1.911cm" svg:height="0.953cm" svg:x="5.121cm" svg:y="13.731cm">
          <draw:text-box>
            <text:p text:style-name="P9"><text:span text:style-name="T1">VTXBBox</text:span></text:p>
            <text:p text:style-name="P9"><text:span text:style-name="T1"/></text:p>
          </draw:text-box>
        </draw:frame>
        <draw:frame draw:style-name="gr5" draw:text-style-name="P4" draw:layer="layout" svg:width="4.397cm" svg:height="0.603cm" svg:x="4.829cm" svg:y="12.807cm">
          <draw:text-box>
            <text:p><text:span text:style-name="T1">struct EntityModel_t</text:span></text:p>
          </draw:text-box>
        </draw:frame>
        <draw:polyline draw:style-name="gr19" draw:text-style-name="P1" draw:layer="layout" svg:width="5.722cm" svg:height="1.476cm" draw:transform="rotate (-3.14159265358979) translate (10.845cm 14.907cm)" svg:viewBox="0 0 5723 1477" draw:points="0,1477 5715,1477 5723,0 0,0">
          <text:p/>
        </draw:polyline>
        <draw:line draw:style-name="gr8" draw:text-style-name="P2" draw:layer="layout" svg:x1="9.89cm" svg:y1="13.43cm" svg:x2="9.89cm" svg:y2="14.9cm">
          <text:p/>
        </draw:line>
        <draw:line draw:style-name="gr20" draw:text-style-name="P2" draw:layer="layout" svg:x1="7.05cm" svg:y1="13.43cm" svg:x2="7.05cm" svg:y2="14.9cm">
          <text:p/>
        </draw:line>
        <draw:frame draw:style-name="gr9" draw:text-style-name="P10" draw:layer="layout" svg:width="2.592cm" svg:height="0.953cm" svg:x="7.122cm" svg:y="13.731cm">
          <draw:text-box>
            <text:p text:style-name="P9"><text:span text:style-name="T1">Vertex</text:span></text:p>
            <text:p text:style-name="P9"><text:span text:style-name="T1">data</text:span></text:p>
          </draw:text-box>
        </draw:frame>
        <draw:frame draw:style-name="gr9" draw:text-style-name="P10" draw:layer="layout" svg:width="1.911cm" svg:height="0.953cm" svg:x="13.622cm" svg:y="13.744cm">
          <draw:text-box>
            <text:p text:style-name="P9"><text:span text:style-name="T1">VTXBBox</text:span></text:p>
            <text:p text:style-name="P9"><text:span text:style-name="T1"/></text:p>
          </draw:text-box>
        </draw:frame>
        <draw:frame draw:style-name="gr5" draw:text-style-name="P4" draw:layer="layout" svg:width="4.397cm" svg:height="0.603cm" svg:x="13.33cm" svg:y="12.92cm">
          <draw:text-box>
            <text:p><text:span text:style-name="T1">struct EntityModel_t</text:span></text:p>
          </draw:text-box>
        </draw:frame>
        <draw:polyline draw:style-name="gr19" draw:text-style-name="P1" draw:layer="layout" svg:width="5.722cm" svg:height="1.476cm" draw:transform="rotate (-3.14159265358979) translate (19.346cm 14.92cm)" svg:viewBox="0 0 5723 1477" draw:points="0,1477 5715,1477 5723,0 0,0">
          <text:p/>
        </draw:polyline>
        <draw:line draw:style-name="gr8" draw:text-style-name="P2" draw:layer="layout" svg:x1="18.391cm" svg:y1="13.443cm" svg:x2="18.391cm" svg:y2="14.913cm">
          <text:p/>
        </draw:line>
        <draw:line draw:style-name="gr20" draw:text-style-name="P2" draw:layer="layout" svg:x1="15.551cm" svg:y1="13.443cm" svg:x2="15.551cm" svg:y2="14.913cm">
          <text:p/>
        </draw:line>
        <draw:frame draw:style-name="gr9" draw:text-style-name="P10" draw:layer="layout" svg:width="2.592cm" svg:height="0.953cm" svg:x="15.623cm" svg:y="13.744cm">
          <draw:text-box>
            <text:p text:style-name="P9"><text:span text:style-name="T1">Vertex</text:span></text:p>
            <text:p text:style-name="P9"><text:span text:style-name="T1">data</text:span></text:p>
          </draw:text-box>
        </draw:frame>
        <draw:line draw:style-name="gr1" draw:text-style-name="P1" draw:layer="layout" svg:x1="6.338cm" svg:y1="8.937cm" svg:x2="6.332cm" svg:y2="13.43cm">
          <text:p/>
        </draw:line>
        <draw:frame draw:style-name="gr5" draw:text-style-name="P4" draw:layer="layout" svg:width="1.086cm" svg:height="0.603cm" svg:x="10.391cm" svg:y="13.917cm">
          <draw:text-box>
            <text:p><text:span text:style-name="T1">...</text:span></text:p>
          </draw:text-box>
        </draw:frame>
        <draw:frame draw:style-name="gr5" draw:text-style-name="P4" draw:layer="layout" svg:width="1.086cm" svg:height="0.603cm" svg:x="18.746cm" svg:y="13.932cm">
          <draw:text-box>
            <text:p><text:span text:style-name="T1">...</text:span></text:p>
          </draw:text-box>
        </draw:frame>
        <draw:custom-shape draw:style-name="gr21" draw:text-style-name="P2" draw:layer="layout" svg:width="0.317cm" svg:height="2.54cm" svg:x="8.938cm" svg:y="9.2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4.762cm" svg:height="1.955cm" svg:x="4.375cm" svg:y="9.94cm">
          <draw:text-box>
            <text:p text:style-name="P13"><text:span text:style-name="T2">One glMultiDrawArraysIndirect() draw call</text:span></text:p>
          </draw:text-box>
        </draw:frame>
        <draw:frame draw:style-name="gr5" draw:text-style-name="P4" draw:layer="layout" svg:width="4.397cm" svg:height="0.603cm" svg:x="4.829cm" svg:y="15.82cm">
          <draw:text-box>
            <text:p><text:span text:style-name="T1">struct BBoxBuffer_t</text:span></text:p>
          </draw:text-box>
        </draw:frame>
        <draw:custom-shape draw:style-name="gr6" draw:text-style-name="P5" draw:layer="layout" svg:width="9.208cm" svg:height="1.47cm" svg:x="5.128cm" svg:y="16.344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639cm" svg:height="1.655cm" svg:x="5.028cm" svg:y="16.544cm">
          <draw:text-box>
            <text:p text:style-name="P5"><text:span text:style-name="T1">VTXBBox_t</text:span></text:p>
            <text:p text:style-name="P5"><text:span text:style-name="T1"/></text:p>
            <text:p text:style-name="P5"><text:span text:style-name="T1">0</text:span></text:p>
          </draw:text-box>
        </draw:frame>
        <draw:line draw:style-name="gr8" draw:text-style-name="P2" draw:layer="layout" svg:x1="7.533cm" svg:y1="16.344cm" svg:x2="7.533cm" svg:y2="17.814cm">
          <text:p/>
        </draw:line>
        <draw:frame draw:style-name="gr23" draw:text-style-name="P6" draw:layer="layout" svg:width="2.543cm" svg:height="1.655cm" svg:x="7.429cm" svg:y="16.544cm">
          <draw:text-box>
            <text:p text:style-name="P5"><text:span text:style-name="T1">VTXBBox_t</text:span></text:p>
            <text:p text:style-name="P5"><text:span text:style-name="T1"/></text:p>
            <text:p text:style-name="P5"><text:span text:style-name="T1">1</text:span></text:p>
          </draw:text-box>
        </draw:frame>
        <draw:line draw:style-name="gr8" draw:text-style-name="P2" draw:layer="layout" svg:x1="9.833cm" svg:y1="16.344cm" svg:x2="9.833cm" svg:y2="17.814cm">
          <text:p/>
        </draw:line>
        <draw:frame draw:style-name="gr24" draw:text-style-name="P6" draw:layer="layout" svg:width="2.385cm" svg:height="1.304cm" svg:x="12.112cm" svg:y="16.544cm">
          <draw:text-box>
            <text:p text:style-name="P5"><text:span text:style-name="T1">VTXBBox_t</text:span></text:p>
            <text:p text:style-name="P5"><text:span text:style-name="T1"/></text:p>
            <text:p text:style-name="P5"><text:span text:style-name="T1">127</text:span></text:p>
          </draw:text-box>
        </draw:frame>
        <draw:line draw:style-name="gr8" draw:text-style-name="P2" draw:layer="layout" svg:x1="12.233cm" svg:y1="16.344cm" svg:x2="12.233cm" svg:y2="17.814cm">
          <text:p/>
        </draw:line>
        <draw:frame draw:style-name="gr9" draw:text-style-name="P6" draw:layer="layout" svg:width="2.222cm" svg:height="0.953cm" svg:x="9.89cm" svg:y="16.544cm">
          <draw:text-box>
            <text:p text:style-name="P5"><text:span text:style-name="T1"/></text:p>
            <text:p text:style-name="P5"><text:span text:style-name="T1">...</text:span></text:p>
          </draw:text-box>
        </draw:frame>
        <draw:polyline draw:style-name="gr1" draw:text-style-name="P1" draw:layer="layout" svg:width="1.41cm" svg:height="2.858cm" draw:transform="rotate (-1.5707963267949) translate (9.256cm 14.907cm)" svg:viewBox="0 0 1411 2859" draw:points="0,2859 698,2859 698,1 1411,0">
          <text:p/>
        </draw:polyline>
        <draw:polyline draw:style-name="gr1" draw:text-style-name="P1" draw:layer="layout" svg:width="1.389cm" svg:height="3.492cm" draw:transform="rotate (-1.5707963267949) translate (14.335cm 14.92cm)" svg:viewBox="0 0 1390 3493" draw:points="0,0 685,0 685,3493 1390,3491">
          <text:p/>
        </draw:polyline>
        <draw:custom-shape draw:style-name="gr25" draw:text-style-name="P5" draw:layer="layout" svg:width="2.54cm" svg:height="14.165cm" svg:x="1cm" svg:y="3.662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3.493cm" svg:height="0.97cm" svg:x="0.582cm" svg:y="2.77cm">
          <draw:text-box>
            <text:p text:style-name="P5"><text:span text:style-name="T1">struct EntityPrivate_t</text:span></text:p>
          </draw:text-box>
        </draw:frame>
        <draw:line draw:style-name="gr27" draw:text-style-name="P1" draw:layer="layout" svg:x1="1cm" svg:y1="6.08cm" svg:x2="3.54cm" svg:y2="6.08cm">
          <text:p/>
        </draw:line>
        <draw:frame draw:style-name="gr9" draw:text-style-name="P10" draw:layer="layout" svg:width="1.911cm" svg:height="0.953cm" svg:x="1.311cm" svg:y="4.492cm">
          <draw:text-box>
            <text:p text:style-name="P9"><text:span text:style-name="T1">list</text:span></text:p>
            <text:p text:style-name="P9"><text:span text:style-name="T1"/></text:p>
          </draw:text-box>
        </draw:frame>
        <draw:polyline draw:style-name="gr1" draw:text-style-name="P1" draw:layer="layout" svg:width="1.714cm" svg:height="0.413cm" svg:x="3.412cm" svg:y="4.396cm" svg:viewBox="0 0 1715 414" draw:points="0,414 763,414 760,0 1715,0">
          <text:p/>
        </draw:polyline>
        <draw:line draw:style-name="gr27" draw:text-style-name="P1" draw:layer="layout" svg:x1="1cm" svg:y1="10.98cm" svg:x2="3.54cm" svg:y2="10.98cm">
          <text:p/>
        </draw:line>
        <draw:frame draw:style-name="gr9" draw:text-style-name="P10" draw:layer="layout" svg:width="1.911cm" svg:height="0.953cm" svg:x="1.312cm" svg:y="8.293cm">
          <draw:text-box>
            <text:p text:style-name="P9"><text:span text:style-name="T1">banks</text:span></text:p>
          </draw:text-box>
        </draw:frame>
        <draw:polyline draw:style-name="gr1" draw:text-style-name="P1" draw:layer="layout" svg:width="1.714cm" svg:height="0.413cm" svg:x="3.406cm" svg:y="8.145cm" svg:viewBox="0 0 1715 414" draw:points="0,414 763,414 760,0 1715,0">
          <text:p/>
        </draw:polyline>
        <draw:frame draw:style-name="gr9" draw:text-style-name="P10" draw:layer="layout" svg:width="1.911cm" svg:height="0.953cm" svg:x="1.313cm" svg:y="14.194cm">
          <draw:text-box>
            <text:p text:style-name="P9"><text:span text:style-name="T1">bbox</text:span></text:p>
          </draw:text-box>
        </draw:frame>
        <draw:polyline draw:style-name="gr1" draw:text-style-name="P1" draw:layer="layout" svg:width="1.726cm" svg:height="2.683cm" svg:x="3.4cm" svg:y="14.508cm" svg:viewBox="0 0 1727 2684" draw:points="0,0 763,0 775,2684 1727,2684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solid" draw:fill-color="#ffffff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10:53:10.472000000</meta:creation-date>
    <dc:date>2021-12-06T14:07:19.254000000</dc:date>
    <meta:editing-duration>PT2H44M56S</meta:editing-duration>
    <meta:editing-cycles>15</meta:editing-cycles>
    <meta:generator>LibreOffice/7.0.3.1$Windows_X86_64 LibreOffice_project/d7547858d014d4cf69878db179d326fc3483e082</meta:generator>
    <meta:document-statistic meta:object-count="105"/>
  </office:meta>
</office:document-meta>
</file>